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7" style:family="table">
      <style:table-properties style:width="16.999cm" table:align="left"/>
    </style:style>
    <style:style style:name="Tableau7.A" style:family="table-column">
      <style:table-column-properties style:column-width="16.999cm"/>
    </style:style>
    <style:style style:name="Tableau7.1" style:family="table-row">
      <style:table-row-properties fo:background-color="#f0f0f0">
        <style:background-image/>
      </style:table-row-properties>
    </style:style>
    <style:style style:name="Tableau7.A1" style:family="table-cell">
      <style:table-cell-properties style:vertical-align="middle" fo:padding="0.049cm" fo:border="none"/>
    </style:style>
    <style:style style:name="Tableau7.2" style:family="table-row">
      <style:table-row-properties fo:background-color="#ffffff">
        <style:background-image/>
      </style:table-row-properties>
    </style:style>
    <style:style style:name="Tableau7.3" style:family="table-row">
      <style:table-row-properties style:min-row-height="2.464cm" fo:background-color="#f0f0f0">
        <style:background-image/>
      </style:table-row-properties>
    </style:style>
    <style:style style:name="Tableau7.4" style:family="table-row">
      <style:table-row-properties style:min-row-height="0.873cm" fo:background-color="#ffffff">
        <style:background-image/>
      </style:table-row-properties>
    </style:style>
    <style:style style:name="P1" style:family="paragraph" style:parent-style-name="Table_20_Contents">
      <style:paragraph-properties fo:margin-left="0cm" fo:margin-right="0cm" fo:margin-top="0cm" fo:margin-bottom="0cm" fo:line-height="162%" fo:text-indent="0cm" style:auto-text-indent="false" fo:padding="0cm" fo:border="none"/>
    </style:style>
    <style:style style:name="P2" style:family="paragraph" style:parent-style-name="Table_20_Contents">
      <style:paragraph-properties fo:margin-left="0cm" fo:margin-right="0cm" fo:margin-top="0cm" fo:margin-bottom="0.397cm" fo:line-height="162%" fo:text-indent="0cm" style:auto-text-indent="false" fo:padding="0cm" fo:border="none"/>
    </style:style>
    <style:style style:name="P3" style:family="paragraph" style:parent-style-name="Table_20_Contents">
      <style:paragraph-properties fo:margin-left="0cm" fo:margin-right="0cm" fo:margin-top="0cm" fo:margin-bottom="0cm" fo:line-height="162%" fo:text-indent="0cm" style:auto-text-indent="false" fo:padding="0cm" fo:border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font-name="Times New Roman" fo:font-size="12pt" fo:letter-spacing="normal" fo:font-style="normal" fo:font-weight="normal" style:font-style-asian="normal" style:font-style-complex="normal"/>
    </style:style>
    <style:style style:name="T7" style:family="text">
      <style:text-properties style:font-name="Times New Roman" fo:font-size="12pt" fo:letter-spacing="normal" fo:font-weight="normal"/>
    </style:style>
    <style:style style:name="T8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style:font-name="Times New Roman" fo:font-size="12pt" fo:letter-spacing="normal" fo:font-style="normal" fo:font-weight="normal"/>
    </style:style>
    <style:style style:name="T10" style:family="text">
      <style:text-properties fo:font-variant="normal" fo:text-transform="none" style:font-name="Times New Roman" fo:font-size="12pt" fo:letter-spacing="normal" fo:font-style="normal" fo:font-weight="normal" style:font-style-asian="normal" style:font-style-complex="normal"/>
    </style:style>
    <style:style style:name="T11" style:family="text">
      <style:text-properties fo:font-variant="normal" fo:text-transform="none" style:font-name="Times New Roman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style:font-name="Times New Roman" fo:font-size="12pt" fo:letter-spacing="normal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variant="normal" fo:text-transform="none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style:font-name="Times New Roman" fo:font-size="12pt" fo:letter-spacing="normal" fo:font-weight="normal"/>
    </style:style>
    <style:style style:name="T15" style:family="text">
      <style:text-properties fo:font-variant="normal" fo:text-transform="none" style:font-name="Times New Roman" fo:font-size="12pt" fo:letter-spacing="normal" fo:font-style="italic" fo:font-weight="normal" style:font-style-asian="italic" style:font-style-complex="italic"/>
    </style:style>
    <style:style style:name="T16" style:family="text">
      <style:text-properties fo:font-variant="normal" fo:text-transform="none" style:font-name="Times New Roman" fo:font-size="12pt" fo:letter-spacing="normal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2"><text:span text:style-name="Strong_20_Emphasis"><text:span text:style-name="T1">Fiche descriptive 2</text:span></text:span></text:p>
            <text:p text:style-name="P2"><text:bookmark text:name="r-2111661111111"/><text:span text:style-name="Strong_20_Emphasis"><text:span text:style-name="T1">Nom : </text:span></text:span><text:span text:style-name="Strong_20_Emphasis"><text:span text:style-name="T3">Passer une</text:span></text:span><text:span text:style-name="Strong_20_Emphasis"><text:span text:style-name="T8"> commande </text:span></text:span>(package « Gestion des achats »)<text:line-break/><text:span text:style-name="Strong_20_Emphasis"><text:span text:style-name="T1">Acteur(s) : </text:span></text:span>Acheteur (client), Enregistrement de la commande par téléphone (employé), Modifier les commandes en cours (client ou employé)<text:line-break/><text:span text:style-name="Strong_20_Emphasis"><text:span text:style-name="T1">Description : </text:span></text:span><text:span text:style-name="Strong_20_Emphasis"><text:span text:style-name="T3">L'acteur passe une commande.</text:span></text:span><text:line-break/><text:span text:style-name="Strong_20_Emphasis"><text:span text:style-name="T1">Auteur : </text:span></text:span>Deroussen nicolas<text:line-break/><text:span text:style-name="Strong_20_Emphasis"><text:span text:style-name="T1">Date(s) : </text:span></text:span><text:span text:style-name="Strong_20_Emphasis"><text:span text:style-name="T3">24</text:span></text:span><text:span text:style-name="T3">/0</text:span>6/2019</text:p>
            <text:p text:style-name="P1"><text:bookmark text:name="r-2130205111111"/><text:span text:style-name="Strong_20_Emphasis"><text:span text:style-name="T1">Pré-conditions :</text:span></text:span><text:span text:style-name="Strong_20_Emphasis"><text:span text:style-name="T3"> Parcourir la carte, Enregistrement de la commande par téléphone, Modifier les commandes en cours, Creer un compte.</text:span></text:span><text:line-break/><text:span text:style-name="Strong_20_Emphasis"><text:span text:style-name="T1">Démarrage : </text:span></text:span>L’utilisateur a<text:span text:style-name="Strong_20_Emphasis"><text:span text:style-name="T3"> appuyé sur passer une commande.</text:span></text:span></text:p>
            <text:p text:style-name="P1"><text:span text:style-name="Strong_20_Emphasis"><text:span text:style-name="T1"/></text:span></text:p>
          </table:table-cell>
        </table:table-row>
        <table:table-row table:style-name="Tableau7.2">
          <table:table-cell table:style-name="Tableau7.A1" office:value-type="string">
            <text:p text:style-name="P2"><text:bookmark text:name="r-2111664111111"/><text:span text:style-name="Strong_20_Emphasis"><text:span text:style-name="T1">DESCRIPTION</text:span></text:span></text:p>
            <text:p text:style-name="P2"><text:bookmark text:name="r-2111665111111"/><text:span text:style-name="Strong_20_Emphasis"><text:span text:style-name="T1">Le scénario nominal :</text:span></text:span></text:p>
            <text:p text:style-name="P1"><text:bookmark text:name="r-2111666111111"/>1. <text:span text:style-name="Emphasis"><text:span text:style-name="T4">Le </text:span></text:span><text:span text:style-name="Emphasis"><text:span text:style-name="T5">système</text:span></text:span><text:span text:style-name="Emphasis"><text:span text:style-name="T4"> affiche la page pour passer une commande.</text:span></text:span></text:p>
            <text:p text:style-name="P1"><text:span text:style-name="Emphasis"><text:span text:style-name="T10">2. </text:span></text:span><text:span text:style-name="Emphasis"><text:span text:style-name="T11">Le </text:span></text:span><text:span text:style-name="Emphasis"><text:span text:style-name="T12">système</text:span></text:span><text:span text:style-name="Emphasis"><text:span text:style-name="T11"> recherche le(s) produit(s) contenu(s) dans le panier de l'</text:span></text:span><text:span text:style-name="Emphasis"><text:span text:style-name="T16">utilisateur</text:span></text:span><text:span text:style-name="Emphasis"><text:span text:style-name="T11">.</text:span></text:span></text:p>
            <text:p text:style-name="P1">3. Le <text:span text:style-name="T2">système</text:span> affiche le(s) produit(s) contenu(s) dans le panier de l'<text:span text:style-name="T18">utilisateur</text:span>.</text:p>
            <text:p text:style-name="P1">4. <text:span text:style-name="Emphasis"><text:span text:style-name="T6">L</text:span></text:span><text:span text:style-name="Emphasis"><text:span text:style-name="T7">’utilisateur</text:span></text:span><text:span text:style-name="Emphasis"><text:span text:style-name="T10"> valide sa commande.</text:span></text:span></text:p>
            <text:p text:style-name="P1"><text:span text:style-name="Emphasis"><text:span text:style-name="T10">5. Le </text:span></text:span><text:span text:style-name="Emphasis"><text:span text:style-name="T12">système</text:span></text:span><text:span text:style-name="Emphasis"><text:span text:style-name="T10"> enregistre la commande de l'</text:span></text:span><text:span text:style-name="Emphasis"><text:span text:style-name="T15">utilisateur </text:span></text:span><text:span text:style-name="Emphasis"><text:span text:style-name="T10">avec son compte.</text:span></text:span></text:p>
            <text:p text:style-name="P1"><text:span text:style-name="Emphasis"><text:span text:style-name="T10"/></text:span></text:p>
          </table:table-cell>
        </table:table-row>
        <table:table-row table:style-name="Tableau7.3">
          <table:table-cell table:style-name="Tableau7.A1" office:value-type="string">
            <text:p text:style-name="P2"><text:bookmark text:name="r-2111669111111"/><text:span text:style-name="Strong_20_Emphasis"><text:span text:style-name="T1">Les scénarios alternatifs :</text:span></text:span></text:p>
            <text:p text:style-name="P1"><text:span text:style-name="T9">4. </text:span><text:span text:style-name="Emphasis"><text:span text:style-name="T10">L</text:span></text:span><text:span text:style-name="Emphasis"><text:span text:style-name="T14">’utilisateur </text:span></text:span><text:span text:style-name="Emphasis"><text:span text:style-name="T9">décide de quitter la page pour p</text:span></text:span><text:span text:style-name="Strong_20_Emphasis"><text:span text:style-name="T13">asser une commande</text:span></text:span><text:span text:style-name="Emphasis"><text:span text:style-name="T9">.</text:span></text:span></text:p>
            <text:p text:style-name="P1"><text:bookmark text:name="r-2111675111111"/><text:bookmark text:name="r-2111676111111"/><text:span text:style-name="Emphasis"><text:span text:style-name="T9"/></text:span></text:p>
          </table:table-cell>
        </table:table-row>
        <table:table-row table:style-name="Tableau7.4">
          <table:table-cell table:style-name="Tableau7.A1" office:value-type="string">
            <text:p text:style-name="P2"><text:span text:style-name="Strong_20_Emphasis"><text:span text:style-name="T1">Les scénarios d'exceptions : </text:span></text:span></text:p>
            <text:p text:style-name="P1"><text:span text:style-name="Strong_20_Emphasis"><text:span text:style-name="T3">3. Il n'y a aucun produit dans le panier de l'</text:span></text:span><text:span text:style-name="Strong_20_Emphasis"><text:span text:style-name="T17">utilisateur</text:span></text:span><text:span text:style-name="Strong_20_Emphasis"><text:span text:style-name="T3">. (redirection vers Parcourir la carte)</text:span></text:span></text:p>
            <text:p text:style-name="P1"><text:span text:style-name="Strong_20_Emphasis"><text:span text:style-name="T3">4. Il n'y a aucun produit dans le panier de l'</text:span></text:span><text:span text:style-name="Strong_20_Emphasis"><text:span text:style-name="T17">utilisateur</text:span></text:span><text:span text:style-name="Strong_20_Emphasis"><text:span text:style-name="T3">. (redirection vers Parcourir la carte)</text:span></text:span></text:p>
            <text:p text:style-name="P1"><text:span text:style-name="Strong_20_Emphasis"><text:span text:style-name="T3">5. L'</text:span></text:span><text:span text:style-name="Strong_20_Emphasis"><text:span text:style-name="T17">utilisateur</text:span></text:span><text:span text:style-name="Strong_20_Emphasis"><text:span text:style-name="T3"> n'a pas de compte (redirection <text:s/>vers Créer un compte)</text:span></text:span></text:p>
            <text:p text:style-name="P1"><text:span text:style-name="Strong_20_Emphasis"><text:span text:style-name="T3"/></text:span></text:p>
          </table:table-cell>
        </table:table-row>
        <table:table-row table:style-name="Tableau7.1">
          <table:table-cell table:style-name="Tableau7.A1" office:value-type="string">
            <text:p text:style-name="P1"><text:span text:style-name="Strong_20_Emphasis"><text:span text:style-name="T1">Fin : </text:span></text:span>Scénario nominal : à l'étape 4, sur décision de l'utilisateur.</text:p>
          </table:table-cell>
        </table:table-row>
      </table:table>
      <text:p text:style-name="P1"><text:span text:style-name="Strong_20_Emphasis"><text:span text:style-name="T1">Post-conditions : </text:span></text:span>Aucu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M35S</meta:editing-duration>
    <meta:editing-cycles>14</meta:editing-cycles>
    <meta:generator>OpenOffice/4.1.6$Win32 OpenOffice.org_project/416m1$Build-9790</meta:generator>
    <dc:date>2019-07-22T16:24:41.54</dc:date>
    <meta:document-statistic meta:table-count="1" meta:image-count="0" meta:object-count="0" meta:page-count="1" meta:paragraph-count="18" meta:word-count="206" meta:character-count="1333"/>
    <meta:user-defined meta:name="Info 1"/>
    <meta:user-defined meta:name="Info 2"/>
    <meta:user-defined meta:name="Info 3"/>
    <meta:user-defined meta:name="Info 4"/>
  </office:meta>
</office:document-meta>
</file>